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1997.01.23   |   <text:a xlink:type="simple" xlink:href="http://palinfo.habago.org/Entry?Command=Information_PrintForum#FORUM40407"><text:span text:style-name="T1">#</text:span></text:a></text:p>
      <text:p text:style-name="P2">不捨夢想──辭別台灣親友</text:p>
      <text:p text:style-name="P2"/>
      <text:p text:style-name="P2">陳真</text:p>
      <text:p text:style-name="P2"/>
      <text:p text:style-name="P2">翻滾的風，在夜裏呼號，我的小狗，在黑暗中叫著，是什麼力量，使我奔波環繞不息？妳赤子般的情懷，使我忘記死亡。死亡的列車裏，我們還活著，我想聽些曼陀鈴。</text:p>
      <text:p text:style-name="P2"/>
      <text:p text:style-name="P2">----亞歷桑那夢遊，Emir Kusturica</text:p>
      <text:p text:style-name="P2"/>
      <text:p text:style-name="P2">西班牙內戰，一戰敗軍官流亡國外，流亡前夕，告別阿母說﹕「我會再回來看妳。」若干年後，阿母重病遽逝，敵人以此為餌，放出假消息，誘騙軍官回來見阿母最後一面，有人同情軍官，偷偷告知真相，促其勿回，軍官毅然自陷險境，在病床邊擦拭死去多時的阿母眼角淚痕，中伏而死。故事結局是敵人發現軍官原來早知有埋伏，卻仍故意直奔黃泉，感到無法理解與震驚。李敖聞曲有感，翻譯一段﹕「遣盡悲懷，我尚何求？死亡日喚，魂得自由；親我阿母，念伊雙眸，親拭情淚，長為我流。」</text:p>
      <text:p text:style-name="P2"/>
      <text:p text:style-name="P2">離鄉日近，腦海反覆浮現這故事，心有戚戚，也許是長年流離、無家的心情。今年夏天，將暫別這塊土地以及識與不識的人們。幾年來，因公或私，住過十二個縣市，一一如故鄉，並且認識許多朋友。人物草木、一景一物，都將深藏腦海，一世不忘。書籍、各種大小家當無處存放，全部分送給各團體及朋友。望著六坪大小租來的小房間，原本擁擠不堪，如今卻一天比一天空蕩，環顧這個熟悉的小天地，想要保存住昔日記憶的感覺，也越來越強烈。</text:p>
      <text:p text:style-name="P2"/>
      <text:p text:style-name="P2">七年前（1990年），仍是實習醫師，因所謂「煽惑群眾」，遭叛亂罪法辦，確鑿「罪証」兩項，各種錄影、文字為証，一是「主張台獨」，一是「煽惑群眾推翻政府」。醫界人見人厭，避之唯恐不及，畢業後，遲遲難以謀生。不管公私醫院，院方迫於壓力，動輒以「不要連累院方」為由要求「自動離職」，曾半年不到，連續換了三、四所醫院，搬了五、六次家，各種騷擾不斷，求職、留學均不可得。去年（1996）五月，竟輾轉收到自說自話、「遲到」多年的不起訴公文。小九歲的女友，當年（1989）僅高二，也因任校刊社長，轉載一篇我在「北美州台灣人醫師協會」（NATMA）得獎的「1988年台灣兒童人權報告」，旋遭退學, 繼之親人或離或逝，家變連連。不管明的暗的，都是那猥瑣難解的力量。長夜漫漫，不知去從。</text:p>
      <text:p text:style-name="P2"/>
      <text:p text:style-name="P2">往事歷歷，寫來滿紙荒唐，但，荒唐事卻帶來真實的困境。我們多無所求，故亦無從損失，但一路走來，看那河水潺潺，亦頗為感慨。</text:p>
      <text:p text:style-name="P2"/>
      <text:p text:style-name="P2">災難使人體會沉默的力量，詛咒黑暗、歌頌光明，似乎都不必要。幾年來，為能專心工作，少與外界連繫，唯一使我們掛念的是，識與不識的親友們，彷如上天所賜的情意。要不然，在個人瑣碎的長久挫折下，我們也許會逐漸走向另一種但求自保的生活方式，而不再懷抱夢想。</text:p>
      <text:p text:style-name="P2"/>
      <text:p text:style-name="P2">目前，女友正在劍橋大學國王學院（King's College）歷史研究所，研究英國工運史（按﹕博士改做十九世紀英國動物保護運動社會史），我也已順利申請上該校，並考取國家公費，研究西方哲學。往後，實為研究生，但同時也得以「訪問學者」（Visiting Scholar）名義，在劍橋附設教學醫院（Addenbrooke'S Hospital）接觸一些臨床活動、維持基本臨床能力（按﹕指第一年）。若語言可行，將來也希望有一兩年時間前往法、德等其它歐洲國家，增廣一些見聞。</text:p>
      <text:p text:style-name="P2"/>
      <text:p text:style-name="P2">世上悲歡，縈繞我心，揮之不去。當醫師愈久，夢想愈烈，如果夢想像一把火，火光熊熊，幾至焚身。此行若順利，少則六、七年，不期待能習得多少知識；更無意憑藉學術名器，日後謀求個人名位，只盼上蒼憐憫，保守我等素志不變、不捨夢想，使能少為己求，而有益於人。一人之力縱然渺茫，但眾志成城，夢想可期。希望有一天，台灣及台灣以外的其它社會，能在尊重生命、憐憫痛苦的基礎上，向一個好的方向，逐漸走去。</text:p>
      <text:p text:style-name="P2"/>
      <text:p text:style-name="P2">臨行匆匆，無法一一辭別，留下幾個字，一則感謝，一則明志。日後亦盼各位訊息。</text:p>
      <text:p text:style-name="P2"/>
      <text:p text:style-name="P2">日後亦盼各位訊息。</text:p>
      <text:p text:style-name="P2"/>
      <text:p text:style-name="P2">祝福。</text:p>
      <text:p text:style-name="P2"/>
      <text:p text:style-name="P2">01-23-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